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1" svg:font-family="Calibri" style:font-family-generic="roman"/>
    <style:font-face style:name="Ubuntu" svg:font-family="Ubuntu" style:font-family-generic="swiss"/>
    <style:font-face style:name="Calibri" svg:font-family="Calibri" style:font-family-generic="roman" style:font-pitch="variable"/>
    <style:font-face style:name="Calibrit" svg:font-family="Calibri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19f039" officeooo:paragraph-rsid="0019f039" style:font-weight-asian="bold" style:font-weight-complex="bold"/>
    </style:style>
    <style:style style:name="P2" style:family="paragraph" style:parent-style-name="Standard">
      <style:text-properties fo:font-weight="bold" officeooo:rsid="001d6254" officeooo:paragraph-rsid="001d6254" style:font-weight-asian="bold" style:font-weight-complex="bold"/>
    </style:style>
    <style:style style:name="P3" style:family="paragraph" style:parent-style-name="Standard">
      <style:paragraph-properties fo:text-align="justify" style:justify-single-word="false"/>
      <style:text-properties officeooo:paragraph-rsid="001bea70"/>
    </style:style>
    <style:style style:name="P4" style:family="paragraph" style:parent-style-name="Standard">
      <style:text-properties officeooo:paragraph-rsid="001bea70"/>
    </style:style>
    <style:style style:name="P5" style:family="paragraph" style:parent-style-name="Standard">
      <style:paragraph-properties fo:text-align="justify" style:justify-single-word="false"/>
      <style:text-properties fo:color="#00b050" style:font-name="Calibri" fo:font-size="12pt" officeooo:rsid="0020379a" officeooo:paragraph-rsid="001bea70" style:font-size-asian="12pt" style:font-name-complex="Calibri2" style:font-size-complex="12pt"/>
    </style:style>
    <style:style style:name="P6" style:family="paragraph" style:parent-style-name="Standard">
      <style:text-properties fo:font-weight="normal" officeooo:rsid="001d6254" officeooo:paragraph-rsid="001d6254" style:font-weight-asian="normal" style:font-weight-complex="normal"/>
    </style:style>
    <style:style style:name="P7" style:family="paragraph" style:parent-style-name="Standard">
      <style:paragraph-properties fo:break-before="page"/>
      <style:text-properties officeooo:paragraph-rsid="001bea70"/>
    </style:style>
    <style:style style:name="T1" style:family="text">
      <style:text-properties style:font-name="Calibri1" fo:font-size="10pt" fo:font-style="normal" fo:font-weight="normal" style:font-size-asian="10pt" style:font-style-asian="normal" style:font-weight-asian="normal"/>
    </style:style>
    <style:style style:name="T2" style:family="text">
      <style:text-properties fo:font-weight="bold" style:font-weight-asian="bold" style:font-weight-complex="bold"/>
    </style:style>
    <style:style style:name="T3" style:family="text">
      <style:text-properties fo:color="#000000" fo:font-weight="bold" style:font-weight-asian="bold" style:font-weight-complex="bold"/>
    </style:style>
    <style:style style:name="T4" style:family="text">
      <style:text-properties fo:color="#000000" fo:font-style="italic" fo:font-weight="bold" style:font-style-asian="italic" style:font-weight-asian="bold" style:font-style-complex="italic" style:font-weight-complex="bold"/>
    </style:style>
    <style:style style:name="T5" style:family="text">
      <style:text-properties fo:color="#000000" fo:font-style="italic" fo:font-weight="bold" style:font-style-asian="italic" style:font-weight-asian="bold" style:font-weight-complex="bold"/>
    </style:style>
    <style:style style:name="T6" style:family="text">
      <style:text-properties fo:color="#000000" style:text-position="super 58%" fo:font-weight="bold" style:font-weight-asian="bold" style:font-weight-complex="bold"/>
    </style:style>
    <style:style style:name="T7" style:family="text">
      <style:text-properties fo:color="#000000" style:font-name="Calibri" style:font-name-complex="Calibri2"/>
    </style:style>
    <style:style style:name="T8" style:family="text">
      <style:text-properties fo:color="#000000" style:font-name="Calibri" fo:font-style="italic" style:font-style-asian="italic" style:font-name-complex="Calibri2" style:font-style-complex="italic"/>
    </style:style>
    <style:style style:name="T9" style:family="text">
      <style:text-properties style:font-name="Calibri" style:font-name-complex="Calibri2"/>
    </style:style>
    <style:style style:name="T10" style:family="text">
      <style:text-properties style:font-name="Calibri" officeooo:rsid="00162dfb" style:font-name-complex="Calibri2"/>
    </style:style>
    <style:style style:name="T11" style:family="text">
      <style:text-properties style:font-name="Calibri" fo:font-style="italic" style:font-style-asian="italic" style:font-name-complex="Calibri2" style:font-style-complex="italic"/>
    </style:style>
    <style:style style:name="T12" style:family="text">
      <style:text-properties fo:color="#00b050"/>
    </style:style>
    <style:style style:name="T13" style:family="text">
      <style:text-properties fo:color="#00b050" style:font-name="Calibri" style:font-name-complex="Calibri2"/>
    </style:style>
    <style:style style:name="T14" style:family="text">
      <style:text-properties fo:color="#00b050" style:font-name="Calibri" officeooo:rsid="001bea70" style:font-name-complex="Calibri2"/>
    </style:style>
    <style:style style:name="T15" style:family="text">
      <style:text-properties fo:color="#00b050" style:font-name="Calibri" fo:font-size="12pt" style:font-size-asian="12pt" style:font-name-complex="Calibri2" style:font-size-complex="12pt"/>
    </style:style>
    <style:style style:name="T16" style:family="text">
      <style:text-properties fo:color="#00b050" style:font-name="Calibri" fo:font-size="12pt" officeooo:rsid="0020379a" style:font-size-asian="12pt" style:font-name-complex="Calibri2" style:font-size-complex="12pt"/>
    </style:style>
    <style:style style:name="T17" style:family="text">
      <style:text-properties fo:color="#00b050" style:font-name="Calibri" fo:font-size="12pt" officeooo:rsid="001a3a0c" style:font-size-asian="12pt" style:font-name-complex="Calibri2" style:font-size-complex="12pt"/>
    </style:style>
    <style:style style:name="T18" style:family="text">
      <style:text-properties fo:color="#00b050" style:font-name="Calibri" fo:font-size="12pt" officeooo:rsid="001bea70" style:font-size-asian="12pt" style:font-name-complex="Calibri2" style:font-size-complex="12pt"/>
    </style:style>
    <style:style style:name="T19" style:family="text">
      <style:text-properties fo:color="#00b050" style:font-name="Calibri" fo:font-size="12pt" fo:font-style="italic" officeooo:rsid="0020379a" style:font-size-asian="12pt" style:font-style-asian="italic" style:font-name-complex="Calibri2" style:font-size-complex="12pt" style:font-style-complex="italic"/>
    </style:style>
    <style:style style:name="T20" style:family="text">
      <style:text-properties fo:color="#00b050" style:text-line-through-style="solid" style:text-line-through-type="single"/>
    </style:style>
    <style:style style:name="T21" style:family="text">
      <style:text-properties fo:color="#00b050" style:text-line-through-style="solid" style:text-line-through-type="single" style:font-name="Calibrit"/>
    </style:style>
    <style:style style:name="T22" style:family="text">
      <style:text-properties fo:color="#00b050" style:text-line-through-style="solid" style:text-line-through-type="single" fo:font-style="italic" style:font-style-asian="italic" style:font-style-complex="italic"/>
    </style:style>
    <style:style style:name="T23" style:family="text">
      <style:text-properties fo:color="#ff0000" style:font-name="Calibri" style:font-name-complex="Calibri2"/>
    </style:style>
    <style:style style:name="T24" style:family="text">
      <style:text-properties fo:color="#00ae00" style:font-name="Calibri" style:font-name-complex="Calibri2"/>
    </style:style>
    <style:style style:name="T25" style:family="text">
      <style:text-properties fo:color="#00ae00" style:font-name="Calibri" officeooo:rsid="00162dfb" style:font-name-complex="Calibri2"/>
    </style:style>
    <style:style style:name="T26" style:family="text">
      <style:text-properties fo:color="#00ae00" style:text-line-through-style="solid" style:text-line-through-type="single" style:font-name="Calibri" style:font-name-complex="Calibri2"/>
    </style:style>
    <style:style style:name="T27" style:family="text">
      <style:text-properties fo:font-weight="normal" style:font-weight-asian="normal" style:font-weight-complex="normal"/>
    </style:style>
    <style:style style:name="T28" style:family="text">
      <style:text-properties officeooo:rsid="001fac5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rove The Discussion</text:p>
      <text:p text:style-name="Standard"/>
      <text:p text:style-name="Standard"><text:span text:style-name="T1">The discussion </text:span>still has to be improved considerably. More discussion on the <text:span text:style-name="T2">algorithms you used and comparison with other image analysis software packages</text:span>. Mention <text:span text:style-name="T2">the future use for analyzing large datasets as in systems biology</text:span>. <text:span text:style-name="T2">Is YeastAnalysis better than other packages for this purpose</text:span>? Don’t highlight the shortcomings of YeastAnalysis too much. Maybe <text:span text:style-name="T2">discuss with Fons.</text:span></text:p>
      <text:p text:style-name="Standard"/>
      <text:p text:style-name="P6">Next: Replace known Citations</text:p>
      <text:p text:style-name="P2"><text:span text:style-name="T27">2. Find Citations,</text:span> Read Papers. <text:span text:style-name="T28">(Prepare all Cited Papers)</text:span></text:p>
      <text:p text:style-name="Standard"/>
      <text:p text:style-name="P7"><text:span text:style-name="T2">Discussion</text:span><office:annotation office:name="__Fieldmark__436_127561992"><dc:creator>Heusden, G.P.H. van</dc:creator><dc:date>2014-09-07T18:54:00</dc:date><text:sender-initials>HGv</text:sender-initials><text:list text:style-name=""><text:list-item><text:p>The discussion still has to be improved considerably. More discussion on the algorithms you used and comparison with other image analysis software packages. Mention the future use for analyzing large datasets as in systems biology. Is YeastAnalysis better than other packages for this purpose? Don’t highlight the shortcomings of YeastAnalysis too much. Maybe discuss with Fons.</text:p></text:list-item></text:list></office:annotation></text:p>
      <text:p text:style-name="P3"><text:span text:style-name="T7">Autofluorescent proteins like GFP are widely used in biological research, also in research employing the model yeast </text:span><text:span text:style-name="T8">S. cerevisiae</text:span><text:span text:style-name="T7">. In this study we developed a novel platform, named </text:span><text:span text:style-name="T8">YeastAnalysis</text:span><text:span text:style-name="T7">, for analysis of microscopic images of yeast cells expressing autofluorescent proteins. The novelty of this system is the overall</text:span><text:span text:style-name="T9"> image analysis pipeline and the segmentation algorithm developed for yeast cell detection. The segmentation algorithm improves an algorithm developed in a previous work (Kvarnstrom et al. 2008) by increasing the detection rate and the accuracy of the detected contours (Tleis et al. 2014). </text:span><text:span text:style-name="T13">This Algorithm first uses the Hough Transform to locate the circular objects in an image, then for each circular object a seed point is determined (center of the circle). From that point, a parametric plane is generated and an algorithm to determine the minimal path is applied to extract the exact contour of the yeast cell. This segmentation algorithm for the cell in bright-field channels has its advantages over other implemented software packages which either requires staining the cell-wall with Alexa 647 conjugated Concanavalin A </text:span><text:span text:style-name="T14">(Cite )</text:span><text:span text:style-name="T13">, has different cell characteristics </text:span><text:span text:style-name="T14">(Cell Pombx)</text:span><text:span text:style-name="T13">, not able to segment images of cells not exposed to the background </text:span><text:span text:style-name="T14">(Cell Stat)</text:span><text:span text:style-name="T13">, implement heavy algorithms making it not feasible for large dataset analysis </text:span><text:span text:style-name="T14">(Cell Serpent)</text:span><text:span text:style-name="T13">, or requires non-free software to be purchased </text:span><text:span text:style-name="T14">(CellStat &amp; Serpent)</text:span><text:span text:style-name="T13">. </text:span></text:p>
      <text:p text:style-name="P3"><text:span text:style-name="T11">YeastAnalysis </text:span><text:span text:style-name="T9">also extends previous works through providing a complete image analysis system instead of only parts of the pipeline. The strength of this platform </text:span><text:span text:style-name="T7">relies on a novel segmentation</text:span><text:span text:style-name="T9"> algorithm, </text:span><text:span text:style-name="T7">a</text:span><text:span text:style-name="T9"> user friendly interface, </text:span><text:span text:style-name="T7">an </text:span><text:span text:style-name="T9">automatic reports generation and choice of relevant features to be measured. The system also has flexibility in </text:span><text:span text:style-name="T7">verifying</text:span><text:span text:style-name="T9"> the results, such as manually segmenting an individual cell, or manually <text:s/></text:span><text:span text:style-name="T7">correcting</text:span><text:span text:style-name="T23"> </text:span><text:span text:style-name="T9">the measurement results and perform analysis for </text:span><text:span text:style-name="T7">selected </text:span><text:span text:style-name="T9">cell groups, as well as choosing from various visualization charts. </text:span><text:span text:style-name="T15">The </text:span><text:span text:style-name="T16">already existing software packages that deals with </text:span><text:span text:style-name="T19">S. cerevisiae</text:span><text:span text:style-name="T16"> yeast cells are developed usually for a specific task. For example, they are developed only to achieve the segmentation step (\cite{CellStat, CellSerpant, PombeX}), </text:span><text:span text:style-name="T17">measure few features(Find Citations), </text:span><text:span text:style-name="T16">or developed to address a specific experiment (find citations). This hinder their ability to perform a complete analysis specially in a large scale dataset as in </text:span><text:span text:style-name="T18">a </text:span><text:span text:style-name="T16">systems biology </text:span><text:span text:style-name="T18">approach</text:span><text:span text:style-name="T16">. On the other hand, YeastAnalysis with its novel segmentation algorithm and its complete pipline facilitates the task of analyzing large scale dataset. Hence, YeastAnalysis is a promising tool to be used in the future research for such large scale experiment analysis. </text:span></text:p>
      <text:p text:style-name="P5"/>
      <text:p text:style-name="P4"><text:span text:style-name="T25">When using the automatic mode with the default parameters set,</text:span><text:span text:style-name="T10"> </text:span><text:span text:style-name="T9">YeastAnalysis </text:span><text:span text:style-name="T7">usually do not detect all cells and sometimes detects artifacts </text:span><text:span text:style-name="T26">when u</text:span><text:bookmark text:name="_GoBack3"/><text:span text:style-name="T26">sing the automatic mode with the default parameters set</text:span><text:span text:style-name="T24">.</text:span><text:span text:style-name="T23"> </text:span><text:span text:style-name="T7">The percentage of non-detected cells and erroneously detected cells is dependent on the quality of the images. When the samples contain a lot of debris or dead cells the percentage was increased. Additionally, images acquired under non-optimal microscopy settings with a lot of noisy auto-fluorescence or out-of-focus cells might not produce the desired results. However, using high quality images up to 90 percent of the detections were correct.</text:span><text:span text:style-name="T9"> </text:span><text:span text:style-name="T7">T</text:span><text:span text:style-name="T9">he non-detected cells can be easily segmented with the single detection mode which is done through seeding (mouse click within) the cell. </text:span><text:span text:style-name="T7">Detected artifacts can easily be removed</text:span><text:span text:style-name="T13">.</text:span></text:p>
      <text:p text:style-name="P3"><text:soft-page-break/><text:span text:style-name="T12"><text:s/></text:span><text:span text:style-name="T20">Besides, Looking for a radii range within ten pixels usually detects most of the cells within an average time of five seconds using a quad-core computer for an image with an average of 30 cells. </text:span><text:span text:style-name="T20"><office:annotation><dc:creator>Heusden, G.P.H. van</dc:creator><dc:date>2014-09-03T13:34:00</dc:date><text:sender-initials>Heusden, </text:sender-initials><text:p>Not very clear</text:p></office:annotation></text:span></text:p>
      <text:p text:style-name="P3"><text:span text:style-name="T20">Sometimes the system will not function as expected when it is introduced into an unfamiliar environment. For instance, YeastAnalysis is meant to work only with tiff and lsm image formats, and it requires a specific naming convention for the images (cf. Manual). It also assumes more than one group of cells (prepared under different environments) to be present in the experiment. </text:span><text:span text:style-name="T21">Including </text:span><text:span text:style-name="T20">images for organisms other than the S. </text:span><text:span text:style-name="T22">cerevisiae</text:span><text:span text:style-name="T20"> yeast cells might not produce the desired results. </text:span><text:span text:style-name="T21">Moreover, </text:span><text:span text:style-name="T20">images acquired under non-optimal microscopy settings with a lot of noisy auto-fluorescent or out-of-foucs cells might not produce the desired results as well. These potential errors are not serious and they are avoided when the biologist is controlling the experiment and following the standards used.</text:span></text:p>
      <text:p text:style-name="P3"><text:span text:style-name="T3">We used </text:span><text:span text:style-name="T4">YeastAnalysis</text:span><text:span text:style-name="T3"> to address the role of 14-3-3 proteins and the Nha1 transporter in the response of yeast cells to high salt concentrations. 14-3-3 proteins are highly conserved eukaryotic proteins binding to hundreds of different mostly phosphorylated proteins [for reviews see: (MacKintosh , 2004)(Aitken, 2006)(Morison 2009)]. Also the </text:span><text:span text:style-name="T5">S. cerevisiae</text:span><text:span text:style-name="T3"> 14-3-3 proteins, encoded by </text:span><text:span text:style-name="T5">BMH1</text:span><text:span text:style-name="T3"> and </text:span><text:span text:style-name="T5">BMH2</text:span><text:span text:style-name="T3">, bind to hundreds of phosphorylated proteins (van Heusden et al. 1995)(Kakiuchi et al. 2007)(van Heusden, 2009) and play a role in the regulation of many processes including tolerance to NaCl (Posas et al. 2000) (Zahrádka et al 2012). Deletion of </text:span><text:span text:style-name="T5">BMH1</text:span><text:span text:style-name="T3">, encoding the major 14-3-3 isoform, resulted in an increased sensitivity to Na</text:span><text:span text:style-name="T6">+</text:span><text:span text:style-name="T3">, Li</text:span><text:span text:style-name="T6">+</text:span><text:span text:style-name="T3"> and K</text:span><text:span text:style-name="T6">+</text:span><text:span text:style-name="T3"> and to cationic drugs (Zahrádka et al 2012). Testing the genetic interaction between </text:span><text:span text:style-name="T5">BMH</text:span><text:span text:style-name="T3"> genes and genes encoding plasma membrane cation transporters revealed a genetic interaction between </text:span><text:span text:style-name="T5">BMH1</text:span><text:span text:style-name="T3"> and </text:span><text:span text:style-name="T5">NHA1</text:span><text:span text:style-name="T3">. In addition, using bimolecular fluorescence complementation (BiFC) a physical interaction between 14-3-3 proteins and the Nha1 antiporter was shown. These results show that the yeast 14-3-3 proteins and an alkali-metal cation efflux system interact and that this interaction enhances cell survival upon salt stress (Zahrádka et al 2012). To further understand the role of 14-3-3 proteins and the Nha1 antiporter in salt stress resistance the effect of high external NaCl concentration on the levels of these proteins is studied here. <text:s/>Cultivation in the presence of 0.5 M NaCl resulted in an increased level of both Bmh1 and Bmh2. This observation is in line with a role of 14-3-3 proteins in tolerance to high environmental NaC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alibri1" svg:font-family="Calibri" style:font-family-generic="roman"/>
    <style:font-face style:name="Ubuntu" svg:font-family="Ubuntu" style:font-family-generic="swiss"/>
    <style:font-face style:name="Calibri" svg:font-family="Calibri" style:font-family-generic="roman" style:font-pitch="variable"/>
    <style:font-face style:name="Calibrit" svg:font-family="Calibri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752in" style:writing-mode="lr-tb"/>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Tleis</meta:initial-creator>
    <meta:creation-date>2014-09-06T18:39:22.487253209</meta:creation-date>
    <dc:date>2014-09-12T14:15:58.518133317</dc:date>
    <dc:creator>Mohamed Tleis</dc:creator>
    <meta:editing-duration>PT1M2S</meta:editing-duration>
    <meta:editing-cycles>5</meta:editing-cycles>
    <meta:generator>LibreOffice/4.2.5.2$Linux_X86_64 LibreOffice_project/420m0$Build-2</meta:generator>
    <meta:document-statistic meta:table-count="0" meta:image-count="0" meta:object-count="0" meta:page-count="3" meta:paragraph-count="11" meta:word-count="1030" meta:character-count="6755" meta:non-whitespace-character-count="5730"/>
  </office:meta>
</office:document-meta>
</file>